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Arial, 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80%" fo:widows="1" fo:text-indent="0in" style:auto-text-indent="false" fo:padding="0in" fo:border="none"/>
    </style:style>
    <style:style style:name="P2" style:family="paragraph" style:parent-style-name="Text_20_body">
      <style:paragraph-properties fo:margin-left="0in" fo:margin-right="0in" fo:margin-top="0in" fo:margin-bottom="0in" style:contextual-spacing="false" fo:line-height="180%" fo:widows="1" fo:text-indent="0in" style:auto-text-indent="false" fo:padding="0in" fo:border="none"/>
      <style:text-properties fo:font-variant="normal" fo:text-transform="none" fo:color="#444444" style:font-name="Open Sans" fo:font-size="12pt" fo:letter-spacing="normal" fo:font-style="normal" fo:font-weight="normal"/>
    </style:style>
    <style:style style:name="P3" style:family="paragraph" style:parent-style-name="Text_20_body">
      <style:paragraph-properties fo:margin-left="0in" fo:margin-right="0in" fo:margin-top="0in" fo:margin-bottom="0in" style:contextual-spacing="false" fo:line-height="200%" fo:widows="1" fo:text-indent="0in" style:auto-text-indent="false" fo:padding="0in" fo:border="none"/>
    </style:style>
    <style:style style:name="P4" style:family="paragraph" style:parent-style-name="Text_20_body">
      <style:paragraph-properties fo:margin-left="0in" fo:margin-right="0in" fo:margin-top="0in" fo:margin-bottom="0in" style:contextual-spacing="false" fo:line-height="180%" fo:widows="1" fo:text-indent="0in" style:auto-text-indent="false" fo:padding="0in" fo:border="none">
        <style:tab-stops>
          <style:tab-stop style:position="5.3957in"/>
        </style:tab-stops>
      </style:paragraph-properties>
    </style:style>
    <style:style style:name="P5" style:family="paragraph" style:parent-style-name="Text_20_body">
      <style:paragraph-properties fo:margin-left="0in" fo:margin-right="0in" fo:margin-top="0in" fo:margin-bottom="0in" style:contextual-spacing="false" fo:line-height="180%" fo:widows="1" fo:text-indent="0in" style:auto-text-indent="false" fo:padding="0in" fo:border="none"/>
      <style:text-properties fo:font-variant="normal" fo:text-transform="none" fo:color="#ff0000" style:font-name="Open Sans" fo:font-size="12pt" fo:letter-spacing="normal" fo:font-style="normal" fo:font-weight="normal"/>
    </style:style>
    <style:style style:name="P6" style:family="paragraph" style:parent-style-name="Text_20_body">
      <style:paragraph-properties fo:margin-left="0in" fo:margin-right="0in" fo:margin-top="0in" fo:margin-bottom="0in" style:contextual-spacing="false" fo:line-height="180%" fo:widows="1" fo:text-indent="0in" style:auto-text-indent="false" fo:padding="0in" fo:border="none"/>
      <style:text-properties fo:font-variant="normal" fo:text-transform="none" fo:color="#000000" style:font-name="Open Sans" fo:font-size="12pt" fo:letter-spacing="normal" fo:font-style="normal" fo:font-weight="normal"/>
    </style:style>
    <style:style style:name="P7" style:family="paragraph" style:parent-style-name="Text_20_body">
      <style:paragraph-properties fo:margin-left="0in" fo:margin-right="0in" fo:margin-top="0in" fo:margin-bottom="0in" style:contextual-spacing="false" fo:line-height="180%" fo:widows="1" fo:text-indent="0in" style:auto-text-indent="false" fo:padding="0in" fo:border="none"/>
      <style:text-properties fo:color="#000000"/>
    </style:style>
    <style:style style:name="P8" style:family="paragraph" style:parent-style-name="Text_20_body">
      <style:paragraph-properties fo:margin-left="0in" fo:margin-right="0in" fo:margin-top="0in" fo:margin-bottom="0in" style:contextual-spacing="false" fo:line-height="200%" fo:widows="1" fo:text-indent="0in" style:auto-text-indent="false" fo:padding="0in" fo:border="none"/>
    </style:style>
    <style:style style:name="P9" style:family="paragraph" style:parent-style-name="Text_20_body">
      <style:text-properties fo:color="#000000"/>
    </style:style>
    <style:style style:name="P10" style:family="paragraph" style:parent-style-name="Heading_20_1">
      <style:paragraph-properties fo:text-align="justify" style:justify-single-word="false"/>
      <style:text-properties fo:font-variant="normal" fo:text-transform="none" fo:color="#000000" style:font-name="Open Sans" fo:letter-spacing="normal" fo:font-style="normal" fo:font-weight="normal" officeooo:rsid="001b1d6b" officeooo:paragraph-rsid="001b1d6b"/>
    </style:style>
    <style:style style:name="P11" style:family="paragraph" style:parent-style-name="Heading_20_2">
      <style:paragraph-properties fo:text-align="justify" style:justify-single-word="false"/>
      <style:text-properties fo:font-variant="normal" fo:text-transform="none" fo:color="#000000" style:font-name="Open Sans" fo:letter-spacing="normal" fo:font-style="normal" officeooo:rsid="001b1d6b" officeooo:paragraph-rsid="001b1d6b"/>
    </style:style>
    <style:style style:name="P12" style:family="paragraph" style:parent-style-name="Heading_20_2">
      <style:paragraph-properties fo:margin-left="0in" fo:margin-right="0in" fo:margin-top="0in" fo:margin-bottom="0in" style:contextual-spacing="false" fo:line-height="160%" fo:text-align="start" style:justify-single-word="false" fo:widows="1" fo:text-indent="0in" style:auto-text-indent="false" fo:padding="0in" fo:border="none"/>
      <style:text-properties fo:font-variant="normal" fo:text-transform="none" fo:color="#444444" fo:letter-spacing="normal"/>
    </style:style>
    <style:style style:name="P13" style:family="paragraph" style:parent-style-name="Heading_20_2">
      <style:paragraph-properties fo:margin-left="0in" fo:margin-right="0in" fo:margin-top="0in" fo:margin-bottom="0in" style:contextual-spacing="false" fo:line-height="160%" fo:text-align="start" style:justify-single-word="false" fo:widows="1" fo:text-indent="0in" style:auto-text-indent="false" fo:padding="0in" fo:border="none"/>
      <style:text-properties fo:font-variant="normal" fo:text-transform="none" fo:color="#000000" style:font-name="Open Sans" fo:letter-spacing="normal" fo:font-style="normal"/>
    </style:style>
    <style:style style:name="T1" style:family="text">
      <style:text-properties style:font-name="Open Sans" fo:font-style="normal"/>
    </style:style>
    <style:style style:name="T2" style:family="text">
      <style:text-properties fo:font-variant="normal" fo:text-transform="none" fo:color="#444444" style:font-name="Open Sans" fo:font-size="12pt" fo:letter-spacing="normal" fo:font-style="normal" fo:font-weight="normal"/>
    </style:style>
    <style:style style:name="T3" style:family="text">
      <style:text-properties fo:font-variant="normal" fo:text-transform="none" fo:color="#444444" style:font-name="Open Sans" fo:font-size="12pt" fo:letter-spacing="normal" fo:font-style="italic" fo:font-weight="normal" fo:padding="0in" fo:border="none"/>
    </style:style>
    <style:style style:name="T4" style:family="text">
      <style:text-properties fo:font-variant="normal" fo:text-transform="none" fo:color="#444444" style:font-name="Consolas" fo:font-size="12pt" fo:letter-spacing="normal" fo:font-style="normal" fo:font-weight="normal" fo:background-color="#f2f2f2" loext:char-shading-value="0" fo:padding="0.0193in" fo:border="0.06pt solid #cccccc"/>
    </style:style>
    <style:style style:name="T5" style:family="text">
      <style:text-properties fo:font-variant="normal" fo:text-transform="none" fo:color="#444444" style:font-name="Consolas" fo:font-size="12pt" fo:letter-spacing="normal" fo:font-style="normal" fo:font-weight="normal" fo:padding="0.0193in" fo:border="0.06pt solid #cccccc"/>
    </style:style>
    <style:style style:name="T6" style:family="text">
      <style:text-properties fo:font-variant="normal" fo:text-transform="none" fo:color="#444444" fo:letter-spacing="normal" fo:background-color="#f2f2f2" loext:char-shading-value="0" fo:padding="0.0193in" fo:border="0.06pt solid #cccccc"/>
    </style:style>
    <style:style style:name="T7" style:family="text">
      <style:text-properties fo:font-variant="normal" fo:text-transform="none" fo:color="#444444" fo:letter-spacing="normal" fo:padding="0.0193in" fo:border="0.06pt solid #cccccc"/>
    </style:style>
    <style:style style:name="T8" style:family="text">
      <style:text-properties fo:font-variant="normal" fo:text-transform="none" fo:color="#0098d3" style:text-line-through-style="none" style:text-line-through-type="none" style:font-name="Open Sans" fo:font-size="12pt" fo:letter-spacing="normal" fo:font-style="normal" style:text-underline-style="none" fo:font-weight="normal" style:text-blinking="false" fo:padding="0in" fo:border="none"/>
    </style:style>
    <style:style style:name="T9" style:family="text">
      <style:text-properties fo:font-variant="normal" fo:text-transform="none" fo:color="#000000" style:font-name="Consolas" fo:font-size="12pt" fo:letter-spacing="normal" fo:font-style="normal" fo:font-weight="normal" fo:background-color="#f2f2f2" loext:char-shading-value="0" fo:padding="0in" fo:border="none"/>
    </style:style>
    <style:style style:name="T10" style:family="text">
      <style:text-properties fo:font-variant="normal" fo:text-transform="none" fo:color="#000000" style:font-name="Consolas" fo:font-size="12pt" fo:letter-spacing="normal" fo:font-style="normal" fo:font-weight="normal" fo:background-color="#f2f2f2" loext:char-shading-value="0" fo:padding="0.0193in" fo:border="0.06pt solid #cccccc"/>
    </style:style>
    <style:style style:name="T11" style:family="text">
      <style:text-properties fo:font-variant="normal" fo:text-transform="none" fo:color="#000000" style:font-name="Consolas" fo:font-size="12pt" fo:letter-spacing="normal" fo:font-style="normal" fo:font-weight="normal" officeooo:rsid="0027ad3e" fo:background-color="#f2f2f2" loext:char-shading-value="0" fo:padding="0in" fo:border="none"/>
    </style:style>
    <style:style style:name="T12" style:family="text">
      <style:text-properties fo:font-variant="normal" fo:text-transform="none" fo:color="#000000" style:font-name="Consolas" fo:font-size="12pt" fo:letter-spacing="normal" fo:font-style="normal" fo:font-weight="normal" fo:padding="0in" fo:border="none"/>
    </style:style>
    <style:style style:name="T13" style:family="text">
      <style:text-properties fo:font-variant="normal" fo:text-transform="none" fo:color="#000000" style:font-name="Consolas" fo:font-size="12pt" fo:letter-spacing="normal" fo:font-style="normal" fo:font-weight="normal" fo:padding="0.0193in" fo:border="0.06pt solid #cccccc"/>
    </style:style>
    <style:style style:name="T14" style:family="text">
      <style:text-properties fo:font-variant="normal" fo:text-transform="none" fo:color="#000000" style:font-name="Consolas" fo:font-size="12pt" fo:letter-spacing="normal" fo:font-style="normal" style:text-underline-style="solid" style:text-underline-width="auto" style:text-underline-color="font-color" fo:font-weight="normal" fo:padding="0in" fo:border="none"/>
    </style:style>
    <style:style style:name="T15" style:family="text">
      <style:text-properties fo:font-variant="normal" fo:text-transform="none" fo:color="#000000" style:font-name="Consolas" fo:font-size="12pt" fo:letter-spacing="normal" fo:font-style="normal" style:text-underline-style="none" fo:font-weight="normal" fo:padding="0in" fo:border="none"/>
    </style:style>
    <style:style style:name="T16" style:family="text">
      <style:text-properties fo:font-variant="normal" fo:text-transform="none" fo:color="#000000" style:font-name="Open Sans" fo:font-size="12pt" fo:letter-spacing="normal" fo:font-style="normal" fo:font-weight="normal"/>
    </style:style>
    <style:style style:name="T17" style:family="text">
      <style:text-properties fo:font-variant="normal" fo:text-transform="none" fo:color="#000000" style:font-name="Open Sans" fo:font-size="12pt" fo:letter-spacing="normal" fo:font-style="italic" fo:font-weight="normal" fo:padding="0in" fo:border="none"/>
    </style:style>
    <style:style style:name="T18"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fo:padding="0in" fo:border="none"/>
    </style:style>
    <style:style style:name="T19" style:family="text">
      <style:text-properties fo:font-variant="normal" fo:text-transform="none" fo:color="#000000" fo:letter-spacing="normal" fo:background-color="#f2f2f2" loext:char-shading-value="0" fo:padding="0.0193in" fo:border="0.06pt solid #cccccc"/>
    </style:style>
    <style:style style:name="T20" style:family="text">
      <style:text-properties fo:font-variant="normal" fo:text-transform="none" fo:color="#000000" fo:letter-spacing="normal" fo:padding="0.0193in" fo:border="0.06pt solid #cccccc"/>
    </style:style>
    <style:style style:name="T21" style:family="text">
      <style:text-properties fo:font-variant="normal" fo:text-transform="none" fo:color="#0000bb" style:font-name="Consolas" fo:font-size="12pt" fo:letter-spacing="normal" fo:font-style="normal" fo:font-weight="normal" fo:padding="0in" fo:border="none"/>
    </style:style>
    <style:style style:name="T22" style:family="text">
      <style:text-properties fo:font-variant="normal" fo:text-transform="none" fo:color="#0000bb" style:font-name="Consolas" fo:font-size="12pt" fo:letter-spacing="normal" fo:font-style="normal" fo:font-weight="normal" fo:background-color="#f2f2f2" loext:char-shading-value="0" fo:padding="0in" fo:border="none"/>
    </style:style>
    <style:style style:name="T23" style:family="text">
      <style:text-properties fo:font-variant="normal" fo:text-transform="none" fo:color="#0000bb" style:font-name="Consolas" fo:font-size="12pt" fo:letter-spacing="normal" fo:font-style="normal" style:text-underline-style="solid" style:text-underline-width="auto" style:text-underline-color="font-color" fo:font-weight="normal" fo:padding="0in" fo:border="none"/>
    </style:style>
    <style:style style:name="T24" style:family="text">
      <style:text-properties fo:font-variant="normal" fo:text-transform="none" fo:color="#ff8000" style:font-name="Consolas" fo:font-size="12pt" fo:letter-spacing="normal" fo:font-style="normal" fo:font-weight="normal" fo:padding="0in" fo:border="none"/>
    </style:style>
    <style:style style:name="T25" style:family="text">
      <style:text-properties fo:font-variant="normal" fo:text-transform="none" fo:color="#007700" style:font-name="Consolas" fo:font-size="12pt" fo:letter-spacing="normal" fo:font-style="normal" fo:font-weight="normal" fo:padding="0in" fo:border="none"/>
    </style:style>
    <style:style style:name="T26" style:family="text">
      <style:text-properties fo:font-variant="normal" fo:text-transform="none" fo:color="#007700" style:font-name="Consolas" fo:font-size="12pt" fo:letter-spacing="normal" fo:font-style="normal" fo:font-weight="normal" fo:background-color="#f2f2f2" loext:char-shading-value="0" fo:padding="0in" fo:border="none"/>
    </style:style>
    <style:style style:name="T27" style:family="text">
      <style:text-properties fo:font-variant="normal" fo:text-transform="none" fo:color="#007700" style:font-name="Consolas" fo:font-size="12pt" fo:letter-spacing="normal" fo:font-style="normal" style:text-underline-style="solid" style:text-underline-width="auto" style:text-underline-color="font-color" fo:font-weight="normal" fo:padding="0in" fo:border="none"/>
    </style:style>
    <style:style style:name="T28" style:family="text">
      <style:text-properties fo:font-variant="normal" fo:text-transform="none" fo:color="#dd0000" style:font-name="Consolas" fo:font-size="12pt" fo:letter-spacing="normal" fo:font-style="normal" fo:font-weight="normal" fo:padding="0in" fo:border="none"/>
    </style:style>
    <style:style style:name="T29" style:family="text">
      <style:text-properties fo:font-variant="normal" fo:text-transform="none" fo:color="#dd0000" style:font-name="Consolas" fo:font-size="12pt" fo:letter-spacing="normal" fo:font-style="normal" style:text-underline-style="solid" style:text-underline-width="auto" style:text-underline-color="font-color" fo:font-weight="normal" fo:padding="0in" fo:border="none"/>
    </style:style>
    <style:style style:name="T30" style:family="text">
      <style:text-properties fo:font-variant="normal" fo:text-transform="none" fo:color="#ff0000" style:font-name="Consolas" fo:font-size="12pt" fo:letter-spacing="normal" fo:font-style="normal" fo:font-weight="normal" fo:background-color="#f2f2f2" loext:char-shading-value="0" fo:padding="0in" fo:border="none"/>
    </style:style>
    <style:style style:name="T31" style:family="text">
      <style:text-properties fo:font-variant="normal" fo:text-transform="none" fo:color="#ff0000" style:font-name="Consolas" fo:font-size="12pt" fo:letter-spacing="normal" fo:font-style="normal" fo:font-weight="normal" fo:background-color="#f2f2f2" loext:char-shading-value="0" fo:padding="0.0193in" fo:border="0.06pt solid #cccccc"/>
    </style:style>
    <style:style style:name="T32" style:family="text">
      <style:text-properties fo:font-variant="normal" fo:text-transform="none" fo:color="#ff0000" style:font-name="Consolas" fo:font-size="12pt" fo:letter-spacing="normal" fo:font-style="normal" fo:font-weight="normal" officeooo:rsid="0027ad3e" fo:background-color="#f2f2f2" loext:char-shading-value="0" fo:padding="0in" fo:border="none"/>
    </style:style>
    <style:style style:name="T33" style:family="text">
      <style:text-properties fo:font-variant="normal" fo:text-transform="none" fo:color="#ff0000" style:font-name="Consolas" fo:font-size="12pt" fo:letter-spacing="normal" fo:font-style="normal" fo:font-weight="normal" fo:padding="0in" fo:border="none"/>
    </style:style>
    <style:style style:name="T34" style:family="text">
      <style:text-properties fo:font-variant="normal" fo:text-transform="none" fo:color="#ff0000" style:font-name="Consolas" fo:font-size="12pt" fo:letter-spacing="normal" fo:font-style="normal" fo:font-weight="normal" officeooo:rsid="0025c943" fo:padding="0in" fo:border="none"/>
    </style:style>
    <style:style style:name="T35" style:family="text">
      <style:text-properties fo:font-variant="normal" fo:text-transform="none" fo:color="#ff0000" style:font-name="Consolas" fo:font-size="12pt" fo:letter-spacing="normal" fo:font-style="normal" fo:font-weight="normal" fo:padding="0.0193in" fo:border="0.06pt solid #cccccc"/>
    </style:style>
    <style:style style:name="T36" style:family="text">
      <style:text-properties fo:font-variant="normal" fo:text-transform="none" fo:color="#ff0000" style:font-name="Consolas" fo:font-size="12pt" fo:letter-spacing="normal" fo:font-style="normal" style:text-underline-style="none" fo:font-weight="normal" fo:padding="0in" fo:border="none"/>
    </style:style>
    <style:style style:name="T37" style:family="text">
      <style:text-properties fo:font-variant="normal" fo:text-transform="none" fo:color="#ff0000" style:font-name="Open Sans" fo:font-size="12pt" fo:letter-spacing="normal" fo:font-style="normal" fo:font-weight="normal"/>
    </style:style>
    <style:style style:name="T38" style:family="text">
      <style:text-properties fo:font-variant="normal" fo:text-transform="none" fo:color="#ff0000" style:font-name="Open Sans" fo:font-size="12pt" fo:letter-spacing="normal" fo:font-style="normal" fo:font-weight="normal" officeooo:rsid="00243947"/>
    </style:style>
    <style:style style:name="T39" style:family="text">
      <style:text-properties fo:font-variant="normal" fo:text-transform="none" fo:color="#ff0000" fo:letter-spacing="normal" fo:background-color="#f2f2f2" loext:char-shading-value="0" fo:padding="0.0193in" fo:border="0.06pt solid #cccccc"/>
    </style:style>
    <style:style style:name="T40" style:family="text">
      <style:text-properties fo:font-variant="normal" fo:text-transform="none" style:font-name="Open Sans" fo:font-size="12pt" fo:letter-spacing="normal" fo:font-style="normal" fo:font-weight="normal"/>
    </style:style>
    <style:style style:name="T41" style:family="text">
      <style:text-properties fo:font-variant="normal" fo:text-transform="none" style:font-name="Consolas" fo:font-size="12pt" fo:letter-spacing="normal" fo:font-style="normal" fo:font-weight="normal" fo:background-color="#f2f2f2" loext:char-shading-value="0" fo:padding="0.0193in" fo:border="0.06pt solid #cccccc"/>
    </style:style>
    <style:style style:name="T42" style:family="text">
      <style:text-properties fo:font-variant="normal" fo:text-transform="none" style:font-name="Consolas" fo:font-size="12pt" fo:letter-spacing="normal" fo:font-style="normal" fo:font-weight="normal" fo:background-color="#f2f2f2" loext:char-shading-value="0" fo:padding="0in" fo:border="none"/>
    </style:style>
    <style:style style:name="T43" style:family="text">
      <style:text-properties fo:font-variant="normal" fo:text-transform="none" style:font-name="Consolas" fo:font-size="12pt" fo:letter-spacing="normal" fo:font-style="normal" fo:font-weight="normal" officeooo:rsid="0027ad3e" fo:background-color="#f2f2f2" loext:char-shading-value="0" fo:padding="0in" fo:border="none"/>
    </style:style>
    <style:style style:name="T44" style:family="text">
      <style:text-properties fo:font-variant="normal" fo:text-transform="none" style:font-name="Consolas" fo:font-size="12pt" fo:letter-spacing="normal" fo:font-style="normal" fo:font-weight="normal" fo:padding="0in" fo:border="none"/>
    </style:style>
    <style:style style:name="T45" style:family="text">
      <style:text-properties fo:font-variant="normal" fo:text-transform="none" style:font-name="Consolas" fo:font-size="12pt" fo:letter-spacing="normal" fo:font-style="normal" fo:font-weight="normal" fo:padding="0.0193in" fo:border="0.06pt solid #cccccc"/>
    </style:style>
    <style:style style:name="T46" style:family="text">
      <style:text-properties fo:font-variant="normal" fo:text-transform="none" style:font-name="Consolas" fo:font-size="12pt" fo:letter-spacing="normal" fo:font-style="normal" style:text-underline-style="solid" style:text-underline-width="auto" style:text-underline-color="font-color" fo:font-weight="normal" fo:padding="0in" fo:border="none"/>
    </style:style>
    <style:style style:name="T47" style:family="text">
      <style:text-properties fo:font-variant="normal" fo:text-transform="none" style:use-window-font-color="true" style:font-name="Consolas" fo:font-size="12pt" fo:letter-spacing="normal" fo:font-style="normal" fo:font-weight="normal" fo:background-color="#f2f2f2" loext:char-shading-value="0" fo:padding="0in" fo:border="none"/>
    </style:style>
    <style:style style:name="T48" style:family="text">
      <style:text-properties fo:font-variant="normal" fo:text-transform="none" style:use-window-font-color="true" style:font-name="Consolas" fo:font-size="12pt" fo:letter-spacing="normal" fo:font-style="normal" fo:font-weight="normal" fo:padding="0in" fo:border="none"/>
    </style:style>
    <style:style style:name="T49" style:family="text">
      <style:text-properties fo:font-variant="normal" fo:text-transform="none" style:use-window-font-color="true" style:font-name="Consolas" fo:font-size="12pt" fo:letter-spacing="normal" fo:font-style="normal" fo:font-weight="normal" fo:padding="0.0193in" fo:border="0.06pt solid #cccccc"/>
    </style:style>
    <style:style style:name="T50" style:family="text">
      <style:text-properties fo:font-variant="normal" fo:text-transform="none" style:text-line-through-style="none" style:text-line-through-type="none" style:font-name="Open Sans" fo:font-size="12pt" fo:letter-spacing="normal" fo:font-style="normal" style:text-underline-style="none" fo:font-weight="normal" style:text-blinking="false" fo:padding="0in" fo:border="none"/>
    </style:style>
    <style:style style:name="T51" style:family="text">
      <style:text-properties fo:font-variant="normal" fo:text-transform="none" fo:letter-spacing="normal" fo:background-color="#f2f2f2" loext:char-shading-value="0" fo:padding="0.0193in" fo:border="0.06pt solid #cccccc"/>
    </style:style>
    <style:style style:name="T52" style:family="text">
      <style:text-properties fo:font-variant="normal" fo:text-transform="none" fo:letter-spacing="normal" fo:padding="0.0193in" fo:border="0.06pt solid #cccccc"/>
    </style:style>
    <style:style style:name="T53" style:family="text">
      <style:text-properties style:font-name="Consolas" fo:font-size="12pt" fo:background-color="#f2f2f2" loext:char-shading-value="0" fo:padding="0.0193in" fo:border="0.06pt solid #cccccc"/>
    </style:style>
    <style:style style:name="T54" style:family="text">
      <style:text-properties fo:font-style="italic" fo:padding="0in" fo:border="none"/>
    </style:style>
    <style:style style:name="T55" style:family="text">
      <style:text-properties fo:font-weight="bold" fo:padding="0in" fo:border="none"/>
    </style:style>
    <style:style style:name="T56" style:family="text">
      <style:text-properties fo:color="#ff0000"/>
    </style:style>
    <style:style style:name="T57" style:family="text">
      <style:text-properties fo:color="#000000"/>
    </style:style>
    <style:style style:name="T58" style:family="text">
      <style:text-properties fo:color="#000000" style:font-name="Consolas" fo:font-size="12pt" fo:background-color="#f2f2f2" loext:char-shading-value="0" fo:padding="0.0193in" fo:border="0.06pt solid #cccc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HP 101 (part 2): Calling All Operators</text:h>
      <text:h text:style-name="P11" text:outline-level="2">Not What You Expected</text:h>
      <text:p text:style-name="P1"><text:span text:style-name="T16">In </text:span><text:a xlink:type="simple" xlink:href="https://devzone.zend.com/5/php-101-part-2-calling-all-operators/php101-1.php"><text:span text:style-name="T18">Part One</text:span></text:a><text:span text:style-name="T16"> of this series, I gave you a<text:line-break/>brief introduction to PHP, and how it fits into your Web application development<text:line-break/>environment. I also taught you the basics of PHP variables, and showed you how<text:line-break/>to add, multiply and concatenate them together.</text:span></text:p>
      <text:p text:style-name="P2"><text:span text:style-name="T57">Now that you know the basics, </text:span><text:span text:style-name="T56">it’s time to focus in on one of PHP’s<text:line-break/>nicer features – its ability to automatically receive user input from<text:line-break/>a Web form and convert it into PHP variables.</text:span><text:span text:style-name="T57"> If you’re used to writing<text:line-break/>Perl code to retrieve form values in your CGI scripts, PHP’s simpler<text:line-break/>approach is going to make you weep with joy. So get that handkerchief<text:line-break/>out, and scroll on down.</text:span></text:p>
      <text:p text:style-name="P1"><text:bookmark text:name="Heading2"/></text:p>
      <text:h text:style-name="P13" text:outline-level="2">Form…</text:h>
      <text:p text:style-name="P6">Forms have always been one of quickest and easiest ways to add interactivity to your Web site. A form allows you to ask customers if they like your products, casual visitors for comments on your site, and pretty girls for their phone numbers. And PHP can simplify the task of processing the data generated from a Web-based form substantially, as this first example demonstrates.</text:p>
      <text:p text:style-name="P2"><text:span text:style-name="T56">This example contains two scripts, one containing an HTML form (named form.htm) and the other containing the form processing logic (message.php).</text:span> <text:span text:style-name="T56">Here’s form.htm:</text:span></text:p>
      <text:p text:style-name="P3"><text:span text:style-name="Source_20_Text"><text:span text:style-name="T9"><text:line-break/><text:line-break/>&lt;html&gt;<text:line-break/></text:span></text:span><text:soft-page-break/><text:span text:style-name="Source_20_Text"><text:span text:style-name="T9"><text:line-break/>&lt;head&gt;&lt;/head&gt;<text:line-break/>&lt;body&gt;<text:line-break/><text:line-break/>&lt;form action="message.php" method="post"&gt;</text:span></text:span></text:p>
      <text:p text:style-name="P3"><text:span text:style-name="Source_20_Text"><text:span text:style-name="T4">Enter your message: &lt;input type="text" </text:span></text:span><text:span text:style-name="Source_20_Text"><text:span text:style-name="T31">name="msg" </text:span></text:span><text:span text:style-name="Source_20_Text"><text:span text:style-name="T4">size="30"&gt;<text:line-break/><text:line-break/>&lt;input type="submit" value="Send"&gt;<text:line-break/><text:line-break/>&lt;/form&gt;<text:line-break/><text:line-break/>&lt;/body&gt;<text:line-break/><text:line-break/>&lt;/html&gt;<text:line-break/></text:span></text:span></text:p>
      <text:p text:style-name="P3"><text:span text:style-name="T37">The critical line in this page is the </text:span><text:span text:style-name="Source_20_Text"><text:span text:style-name="T31">&lt;form&gt;</text:span></text:span><text:span text:style-name="T37"> tag</text:span></text:p>
      <text:p text:style-name="P3"><text:span text:style-name="Source_20_Text"><text:span text:style-name="T30"><text:line-break/><text:line-break/>&lt;form action="message.php" method="post"&gt;<text:line-break/><text:line-break/>...<text:line-break/>&lt;/form&gt;</text:span></text:span><text:span text:style-name="Source_20_Text"><text:span text:style-name="T9"><text:line-break/></text:span></text:span></text:p>
      <text:p text:style-name="P3"><text:soft-page-break/><text:span text:style-name="T16">As you probably already know, </text:span><text:span text:style-name="T37">the “action” attribute of the<text:line-break/></text:span><text:span text:style-name="Source_20_Text"><text:span text:style-name="T31">&lt;form&gt;</text:span></text:span><text:span text:style-name="T37"> tag specifies the name of the server-side script<text:line-break/>(</text:span><text:span text:style-name="Source_20_Text"><text:span text:style-name="T31">message.php</text:span></text:span><text:span text:style-name="T37"> in this case) that will process the information entered<text:line-break/>into the form. </text:span><text:span text:style-name="T16">The “method” attribute specifies </text:span><text:span text:style-name="T17">how</text:span><text:span text:style-name="T16"> the<text:line-break/>information will be passed.</text:span></text:p>
      <text:p text:style-name="P1"><text:bookmark text:name="Heading3"/></text:p>
      <text:h text:style-name="P12" text:outline-level="2">…<text:span text:style-name="T1">And Function</text:span></text:h>
      <text:p text:style-name="P3"><text:span text:style-name="T37">Now for the other half of the puzzle: the </text:span><text:span text:style-name="Source_20_Text"><text:span text:style-name="T31">message.php</text:span></text:span><text:span text:style-name="T37"> script. This<text:line-break/>script reads the data submitted by the user and “does something with<text:line-break/>it”. Here is </text:span><text:span text:style-name="Source_20_Text"><text:span text:style-name="T31">message.php</text:span></text:span><text:span text:style-name="T37">:</text:span></text:p>
      <text:p text:style-name="P3"><text:span text:style-name="Source_20_Text"><text:span text:style-name="T9"><text:line-break/><text:line-break/>&lt;html&gt;<text:line-break/><text:line-break/>&lt;head&gt;&lt;/head&gt;<text:line-break/>&lt;body&gt;</text:span></text:span></text:p>
      <text:p text:style-name="P1"><text:span text:style-name="Source_20_Text"><text:span text:style-name="T12">&lt;?php<text:line-break/><text:line-break/>// retrieve form data<text:line-break/><text:line-break/></text:span></text:span><text:span text:style-name="Source_20_Text"><text:span text:style-name="T36">$input = $_POST['msg'];</text:span></text:span><text:span text:style-name="Source_20_Text"><text:span text:style-name="T12"><text:line-break/><text:line-break/>// use it<text:line-break/><text:line-break/></text:span></text:span><text:soft-page-break/><text:span text:style-name="Source_20_Text"><text:span text:style-name="T33">echo "You said: &lt;i&gt;$input&lt;/i&gt;";</text:span></text:span></text:p>
      <text:p text:style-name="P1"><text:span text:style-name="Source_20_Text"><text:span text:style-name="T12">?&gt;</text:span></text:span></text:p>
      <text:p text:style-name="P3"><text:span text:style-name="Source_20_Text"><text:span text:style-name="T10">&lt;/body&gt;<text:line-break/><text:line-break/>&lt;/html&gt;</text:span></text:span><text:span text:style-name="Source_20_Text"><text:span text:style-name="T4"><text:line-break/></text:span></text:span></text:p>
      <text:p text:style-name="P3"><text:span text:style-name="T16">When you enter some data into </text:span><text:span text:style-name="Source_20_Text"><text:span text:style-name="T10">form.htm</text:span></text:span><text:span text:style-name="T16"> (let’s say “Boo”), and<text:line-break/>submit it, the form processor </text:span><text:span text:style-name="Source_20_Text"><text:span text:style-name="T10">message.php</text:span></text:span><text:span text:style-name="T16"> will read it and display it to<text:line-break/>you (“You said: </text:span><text:span text:style-name="T17">Boo</text:span><text:span text:style-name="T16">“). Thus, </text:span><text:span text:style-name="T37">whenever a form is submitted to a PHP script,<text:line-break/>all variable-value pairs within that form automatically become available for use<text:line-break/>within the script, through a special PHP container</text:span><text:span text:style-name="T38">(可以理解為數組或map)</text:span><text:span text:style-name="T37"> variable: </text:span><text:span text:style-name="Source_20_Text"><text:span text:style-name="T31">$_POST</text:span></text:span><text:span text:style-name="T37">.<text:line-break/>You can then access the value of the form variable by using its “name” inside the</text:span></text:p>
      <text:p text:style-name="P3"><text:span text:style-name="Source_20_Text"><text:span text:style-name="T31">$_POST</text:span></text:span><text:span text:style-name="T37"> container, as I did in the script above.</text:span></text:p>
      <text:p text:style-name="P3"><text:span text:style-name="T37">Obviously, PHP also supports the GET method of form submission. All<text:line-break/>you need to do is change the “method” attribute to “get”, and retrieve<text:line-break/>values from </text:span><text:span text:style-name="Source_20_Text"><text:span text:style-name="T31">$_GET</text:span></text:span><text:span text:style-name="T37"> instead of </text:span><text:span text:style-name="Source_20_Text"><text:span text:style-name="T31">$_POST</text:span></text:span><text:span text:style-name="T37">. </text:span><text:span text:style-name="T16">The</text:span><text:span text:style-name="T2"><text:line-break/></text:span><text:span text:style-name="Source_20_Text"><text:span text:style-name="T10">$_GET</text:span></text:span><text:span text:style-name="T16"> and </text:span><text:span text:style-name="Source_20_Text"><text:span text:style-name="T10">$_POST</text:span></text:span><text:span text:style-name="T16"> variables are<text:line-break/>actually a special type of PHP animal called an array, which I’ll be<text:line-break/>teaching you about shortly. Don’t worry too much about it at the<text:line-break/>moment, just make sure you’re comfortable with retrieving simple values<text:line-break/>from a form with PHP, and then scroll on down to learn about some more<text:line-break/>operators that are useful in this context.</text:span></text:p>
      <text:p text:style-name="P1"><text:bookmark text:name="Heading4"/><text:soft-page-break/></text:p>
      <text:h text:style-name="P13" text:outline-level="2">Operating With Extreme Caution</text:h>
      <text:p text:style-name="P6">Thus far, the scripts we’ve discussed have been pretty dumb. All<text:line-break/>they’ve done is add numbers and strings, and read back to you the data<text:line-break/>you typed in yourself – not exactly overwhelming. In order to add some<text:line-break/>intelligence to your scripts, you need to know how to construct what<text:line-break/>geeks call a “conditional statement” – a statement which lets your<text:line-break/>script perform one of a series of possible actions based on the result<text:line-break/>of a comparison test. And since the basis of a conditional statement is<text:line-break/>comparison, you first need to know how to compare two variables and<text:line-break/>determine whether they’re identical or different.</text:p>
      <text:p text:style-name="P2"><text:span text:style-name="T57">You’ve already seen some of PHP’s arithmetic and string operators.<text:line-break/>However, the language also comes with operators designed specifically<text:line-break/>to compare two values: the so-called “</text:span><text:span text:style-name="T56">comparison operators</text:span><text:span text:style-name="T57">”. Here’s an<text:line-break/>example that demonstrates them in action:</text:span></text:p>
      <text:p text:style-name="P3"><text:span text:style-name="Source_20_Text"><text:span text:style-name="T9"><text:line-break/><text:line-break/>&lt;?php</text:span></text:span></text:p>
      <text:p text:style-name="P1"><text:span text:style-name="Source_20_Text"><text:span text:style-name="T12">/* define some variables */<text:line-break/>$mean = 9;</text:span></text:span></text:p>
      <text:p text:style-name="P1"><text:span text:style-name="Source_20_Text"><text:span text:style-name="T12">$median = 10;<text:line-break/><text:line-break/>$mode = 9;</text:span></text:span></text:p>
      <text:p text:style-name="P1"><text:span text:style-name="Source_20_Text"><text:span text:style-name="T12">// less-than operator<text:line-break/><text:line-break/>// returns true if left side is less than right<text:line-break/></text:span></text:span><text:soft-page-break/><text:span text:style-name="Source_20_Text"><text:span text:style-name="T12"><text:line-break/>// returns true here<text:line-break/><text:line-break/></text:span></text:span><text:span text:style-name="Source_20_Text"><text:span text:style-name="T33">$result = ($mean &lt; $median);</text:span></text:span></text:p>
      <text:p text:style-name="P1"><text:span text:style-name="Source_20_Text"><text:span text:style-name="T13">print </text:span></text:span><text:span text:style-name="Source_20_Text"><text:span text:style-name="T12">"result is $result&lt;br /&gt;";</text:span></text:span></text:p>
      <text:p text:style-name="P1"><text:span text:style-name="Source_20_Text"><text:span text:style-name="T12">// greater-than operator<text:line-break/><text:line-break/>// returns true if left side is greater than right<text:line-break/><text:line-break/>// returns false here<text:line-break/><text:line-break/></text:span></text:span><text:span text:style-name="Source_20_Text"><text:span text:style-name="T33">$result = ($mean &gt; $median);</text:span></text:span><text:span text:style-name="Source_20_Text"><text:span text:style-name="T12"><text:line-break/><text:line-break/>print "result is $result&lt;br /&gt;";</text:span></text:span></text:p>
      <text:p text:style-name="P1"><text:span text:style-name="Source_20_Text"><text:span text:style-name="T12">// less-than-or-equal-to operator<text:line-break/><text:line-break/>// returns true if left side is less than or equal to right<text:line-break/><text:line-break/>// returns false here<text:line-break/><text:line-break/></text:span></text:span><text:span text:style-name="Source_20_Text"><text:span text:style-name="T33">$result = ($median &lt;= $mode);</text:span></text:span><text:span text:style-name="Source_20_Text"><text:span text:style-name="T12"><text:line-break/><text:line-break/>print "result is $result&lt;br /&gt;";</text:span></text:span></text:p>
      <text:p text:style-name="P1"><text:span text:style-name="Source_20_Text"><text:span text:style-name="T12">// greater-than-or-equal-to operator</text:span></text:span></text:p>
      <text:p text:style-name="P1"><text:span text:style-name="Source_20_Text"><text:span text:style-name="T13">// returns true if left side is greater than or equal to right<text:line-break/><text:line-break/></text:span></text:span><text:soft-page-break/><text:span text:style-name="Source_20_Text"><text:span text:style-name="T13">// returns true here<text:line-break/><text:line-break/></text:span></text:span><text:span text:style-name="Source_20_Text"><text:span text:style-name="T33">$result = ($median &gt;= $mode);</text:span></text:span><text:span text:style-name="Source_20_Text"><text:span text:style-name="T12"><text:line-break/><text:line-break/>print "result is $result&lt;br /&gt;";</text:span></text:span></text:p>
      <text:p text:style-name="P1"><text:span text:style-name="Source_20_Text"><text:span text:style-name="T12">// equality operator<text:line-break/><text:line-break/>// returns true if left side is equal to right<text:line-break/><text:line-break/>// returns true here</text:span></text:span></text:p>
      <text:p text:style-name="P4"><text:span text:style-name="Source_20_Text"><text:span text:style-name="T33">$result = ($mean == $mode);<text:line-break/></text:span></text:span><text:span text:style-name="Source_20_Text"><text:span text:style-name="T12"><text:line-break/>print "result is $result&lt;br /&gt;";</text:span></text:span></text:p>
      <text:p text:style-name="P1"><text:span text:style-name="Source_20_Text"><text:span text:style-name="T12">// not-equal-to operator<text:line-break/><text:line-break/>// returns true if left side is not equal to right<text:line-break/><text:line-break/>// returns false here<text:line-break/><text:line-break/></text:span></text:span><text:span text:style-name="Source_20_Text"><text:span text:style-name="T33">$result = ($mean != $mode);</text:span></text:span></text:p>
      <text:p text:style-name="P1"><text:span text:style-name="Source_20_Text"><text:span text:style-name="T13">print </text:span></text:span><text:span text:style-name="Source_20_Text"><text:span text:style-name="T12">"result is $result&lt;br /&gt;";</text:span></text:span></text:p>
      <text:p text:style-name="P1"><text:span text:style-name="Source_20_Text"><text:span text:style-name="T12">// inequality operator<text:line-break/><text:line-break/>// returns true if left side is not equal to right<text:line-break/><text:line-break/>// returns false here<text:line-break/></text:span></text:span><text:soft-page-break/><text:span text:style-name="Source_20_Text"><text:span text:style-name="T12"><text:line-break/></text:span></text:span><text:span text:style-name="Source_20_Text"><text:span text:style-name="T33">$result = ($mean &lt;&gt; $mode); <text:s text:c="2"/></text:span></text:span><text:span text:style-name="Source_20_Text"><text:span text:style-name="T34">&lt;&gt;相當於!=</text:span></text:span><text:span text:style-name="Source_20_Text"><text:span text:style-name="T12"><text:line-break/><text:line-break/>print "result is $result";</text:span></text:span></text:p>
      <text:p text:style-name="P3"><text:span text:style-name="Source_20_Text"><text:span text:style-name="T9">?&gt;</text:span></text:span><text:span text:style-name="Source_20_Text"><text:span text:style-name="T22"><text:line-break/><text:line-break/></text:span></text:span></text:p>
      <text:p text:style-name="P6">The result of a comparison test is always Boolean: either true (1)<text:line-break/>or false (0 – which doesn’t print anything). This makes comparison<text:line-break/>operators an indispensable part of your toolkit, as you can use them in<text:line-break/>combination with a conditional statement to send a script down any of<text:line-break/>its multiple action paths.</text:p>
      <text:p text:style-name="P5">PHP 4.0 also introduced a <text:span text:style-name="T54">new</text:span> comparison operator, which<text:line-break/>allows you to test both for equality and type: the <text:span text:style-name="T55">===</text:span> operator.<text:line-break/>The following example demonstrates it:</text:p>
      <text:p text:style-name="P3"><text:span text:style-name="Source_20_Text"><text:span text:style-name="T9"><text:line-break/><text:line-break/></text:span></text:span><text:span text:style-name="Source_20_Text"><text:span text:style-name="T47">&lt;?php</text:span></text:span></text:p>
      <text:p text:style-name="P1"><text:span text:style-name="Source_20_Text"><text:span text:style-name="T48">/* define two variables */<text:line-break/></text:span></text:span><text:span text:style-name="Source_20_Text"><text:span text:style-name="T33">$str = '10';</text:span></text:span><text:span text:style-name="Source_20_Text"><text:span text:style-name="T48"><text:line-break/><text:line-break/></text:span></text:span><text:span text:style-name="Source_20_Text"><text:span text:style-name="T33">$int = 10;</text:span></text:span></text:p>
      <text:p text:style-name="P1"><text:span text:style-name="Source_20_Text"><text:span text:style-name="T33">/* returns true, since both variables contain the same value */<text:line-break/><text:line-break/>$result = ($str == $int);</text:span></text:span></text:p>
      <text:p text:style-name="P1"><text:span text:style-name="Source_20_Text"><text:span text:style-name="T49">print </text:span></text:span><text:span text:style-name="Source_20_Text"><text:span text:style-name="T48">"result is $result&lt;br /&gt;";</text:span></text:span></text:p>
      <text:p text:style-name="P1"><text:soft-page-break/><text:span text:style-name="Source_20_Text"><text:span text:style-name="T33">/* returns false, since the variables are not of the same type even though they have the same value */<text:line-break/><text:line-break/>$result = ($str === $int);</text:span></text:span><text:span text:style-name="Source_20_Text"><text:span text:style-name="T48"><text:line-break/><text:line-break/>print "result is $result&lt;br /&gt;";</text:span></text:span></text:p>
      <text:p text:style-name="P1"><text:span text:style-name="Source_20_Text"><text:span text:style-name="T48">/* returns true, since the variables are the same type and value */<text:line-break/><text:line-break/>$anotherInt = 10;<text:line-break/><text:line-break/>$result = ($anotherInt === $int);<text:line-break/><text:line-break/>print "result is $result";</text:span></text:span></text:p>
      <text:p text:style-name="P1"><text:span text:style-name="Source_20_Text"><text:span text:style-name="T48">?&gt;</text:span></text:span></text:p>
      <text:p text:style-name="P3"><text:span text:style-name="Source_20_Text"><text:span text:style-name="T53"/></text:span></text:p>
      <text:p text:style-name="P1"><text:span text:style-name="T16">Read more about PHP’s comparison operators at<text:line-break/></text:span><text:a xlink:type="simple" xlink:href="http://www.php.net/manual/en/language.operators.comparison.php" office:target-frame-name="blank" xlink:show="replace"><text:span text:style-name="T18">http://www.php.net/manual/en/language.operators.comparison.php</text:span></text:a><text:span text:style-name="T16">.</text:span></text:p>
      <text:p text:style-name="P7"><text:bookmark text:name="Heading5"/></text:p>
      <text:h text:style-name="P13" text:outline-level="2">A Question of Logic</text:h>
      <text:p text:style-name="P3"><text:span text:style-name="T16">In addition to the comparison operators I used so liberally above,<text:line-break/>PHP also provides </text:span><text:span text:style-name="T37">four logical operators</text:span><text:span text:style-name="T16">, which are designed to group<text:line-break/>conditional expressions together. These four operators – </text:span><text:span text:style-name="T37">logical </text:span><text:span text:style-name="Source_20_Text"><text:span text:style-name="T31">AND</text:span></text:span><text:span text:style-name="T37">,<text:line-break/>logical </text:span><text:span text:style-name="Source_20_Text"><text:span text:style-name="T31">OR</text:span></text:span><text:span text:style-name="T37">, logical </text:span><text:span text:style-name="Source_20_Text"><text:span text:style-name="T31">XOR</text:span></text:span><text:span text:style-name="T37"> and logical </text:span><text:span text:style-name="Source_20_Text"><text:span text:style-name="T31">NOT</text:span></text:span><text:span text:style-name="T37"> </text:span><text:span text:style-name="T16">– are illustrated in the following example:</text:span></text:p>
      <text:p text:style-name="P3"><text:span text:style-name="Source_20_Text"><text:span text:style-name="T9"><text:line-break/><text:line-break/></text:span></text:span><text:soft-page-break/><text:span text:style-name="Source_20_Text"><text:span text:style-name="T9">&lt;?php</text:span></text:span></text:p>
      <text:p text:style-name="P1"><text:span text:style-name="Source_20_Text"><text:span text:style-name="T12">/* define some variables */<text:line-break/>$auth = 1;<text:line-break/><text:line-break/>$status = 1;<text:line-break/><text:line-break/>$role = 4;</text:span></text:span></text:p>
      <text:p text:style-name="P1"><text:span text:style-name="Source_20_Text"><text:span text:style-name="T12">/* logical AND returns true if all conditions are true */<text:line-break/><text:line-break/>// returns true<text:line-break/><text:line-break/></text:span></text:span><text:span text:style-name="Source_20_Text"><text:span text:style-name="T33">$result = (($auth == 1) &amp;&amp; ($status != 0));</text:span></text:span><text:span text:style-name="Source_20_Text"><text:span text:style-name="T12"><text:line-break/><text:line-break/>print "result is $result&lt;br /&gt;";</text:span></text:span></text:p>
      <text:p text:style-name="P1"><text:span text:style-name="Source_20_Text"><text:span text:style-name="T12">/* logical OR returns true if any condition is true */<text:line-break/><text:line-break/>// returns true<text:line-break/><text:line-break/></text:span></text:span><text:span text:style-name="Source_20_Text"><text:span text:style-name="T33">$result = (($status == 1) || ($role &lt;= 2));</text:span></text:span><text:span text:style-name="Source_20_Text"><text:span text:style-name="T12"><text:line-break/><text:line-break/>print "result is $result&lt;br /&gt;";</text:span></text:span></text:p>
      <text:p text:style-name="P1"><text:span text:style-name="Source_20_Text"><text:span text:style-name="T12">/* logical </text:span></text:span><text:span text:style-name="Source_20_Text"><text:span text:style-name="T33">NOT</text:span></text:span><text:span text:style-name="Source_20_Text"><text:span text:style-name="T12"> returns true if the condition is false and vice-versa */<text:line-break/><text:line-break/>// returns false<text:line-break/><text:line-break/></text:span></text:span><text:span text:style-name="Source_20_Text"><text:span text:style-name="T33">$result = !($status == 1);</text:span></text:span><text:span text:style-name="Source_20_Text"><text:span text:style-name="T12"><text:line-break/><text:line-break/></text:span></text:span><text:soft-page-break/><text:span text:style-name="Source_20_Text"><text:span text:style-name="T12">print "result is $result&lt;br /&gt;";</text:span></text:span></text:p>
      <text:p text:style-name="P1"><text:span text:style-name="Source_20_Text"><text:span text:style-name="T12">/* logical XOR returns true if either of two conditions are true, or returns false if both conditions are true */<text:line-break/><text:line-break/>// returns false</text:span></text:span></text:p>
      <text:p text:style-name="P1"><text:span text:style-name="Source_20_Text"><text:span text:style-name="T33">$result = (($status == 1) xor ($auth == 1));</text:span></text:span><text:span text:style-name="Source_20_Text"><text:span text:style-name="T12"><text:line-break/><text:line-break/>print "result is $result&lt;br /&gt;";</text:span></text:span></text:p>
      <text:p text:style-name="P1"><text:span text:style-name="Source_20_Text"><text:span text:style-name="T12">?&gt;</text:span></text:span></text:p>
      <text:p text:style-name="P3"><text:span text:style-name="Source_20_Text"><text:span text:style-name="T58"/></text:span></text:p>
      <text:p text:style-name="P1"><text:span text:style-name="T16">Logical operators play an important role in building conditional<text:line-break/>statements, as they can be used to link together related conditions<text:line-break/>simply and elegantly. View more examples of how they can be used at<text:line-break/></text:span><text:a xlink:type="simple" xlink:href="http://www.php.net/manual/en/language.operators.logical.php" office:target-frame-name="blank" xlink:show="replace"><text:span text:style-name="T18">http://www.php.net/manual/en/language.operators.logical.php</text:span></text:a><text:span text:style-name="T16">.</text:span></text:p>
      <text:p text:style-name="P7"><text:bookmark text:name="Heading6"/></text:p>
      <text:h text:style-name="P13" text:outline-level="2">Older But Not Wiser</text:h>
      <text:p text:style-name="P3"><text:span text:style-name="T16">Now that you’ve learnt all about comparison and logical operators, I<text:line-break/>can teach you about conditional statements. As noted earlier, a<text:line-break/>conditional statement allows you to test whether a specific condition<text:line-break/>is true or false, and perform different actions on the basis of the<text:line-break/>result. In PHP, the simplest form of conditional statement is the </text:span><text:span text:style-name="Source_20_Text"><text:span text:style-name="T10">if()</text:span></text:span><text:span text:style-name="T16"><text:line-break/>statement, which looks something like this:</text:span></text:p>
      <text:p text:style-name="P3"><text:span text:style-name="Source_20_Text"><text:span text:style-name="T9"><text:line-break/><text:line-break/></text:span></text:span><text:span text:style-name="Source_20_Text"><text:span text:style-name="T30">if (condition) {<text:line-break/></text:span></text:span><text:soft-page-break/><text:span text:style-name="Source_20_Text"><text:span text:style-name="T30"><text:line-break/>    do this!<text:line-break/><text:line-break/>}</text:span></text:span><text:span text:style-name="Source_20_Text"><text:span text:style-name="T9"><text:line-break/></text:span></text:span></text:p>
      <text:p text:style-name="P3"><text:span text:style-name="T16">The argument to </text:span><text:span text:style-name="Source_20_Text"><text:span text:style-name="T10">if()</text:span></text:span><text:span text:style-name="T16">is a conditional expression, which evaluates to<text:line-break/>either true or false. If the statement evaluates to true, all PHP code<text:line-break/>within the curly braces is executed; if it does not, the code within<text:line-break/>the curly braces is skipped and the lines following the </text:span><text:span text:style-name="Source_20_Text"><text:span text:style-name="T10">if()</text:span></text:span><text:span text:style-name="T16"> construct<text:line-break/>are executed.</text:span></text:p>
      <text:p text:style-name="P3"><text:span text:style-name="T16">Let me show you how the </text:span><text:span text:style-name="Source_20_Text"><text:span text:style-name="T10">if()</text:span></text:span><text:span text:style-name="T16"> statement works by combining it with a<text:line-break/>form. In this example, the user is asked to enter his or her age.</text:span></text:p>
      <text:p text:style-name="P3"><text:span text:style-name="Source_20_Text"><text:span text:style-name="T9"><text:line-break/><text:line-break/>&lt;html&gt;<text:line-break/><text:line-break/>&lt;head&gt;&lt;/head&gt;<text:line-break/>&lt;body&gt;<text:line-break/><text:line-break/>&lt;form action="ageist.php" method="post"&gt;<text:line-break/><text:line-break/>Enter your age: &lt;input name="age" size="2"&gt;</text:span></text:span></text:p>
      <text:p text:style-name="P3"><text:span text:style-name="Source_20_Text"><text:span text:style-name="T10">&lt;/form&gt;<text:line-break/><text:line-break/></text:span></text:span><text:soft-page-break/><text:span text:style-name="Source_20_Text"><text:span text:style-name="T10">&lt;/body&gt;<text:line-break/><text:line-break/>&lt;/html&gt;<text:line-break/></text:span></text:span></text:p>
      <text:p text:style-name="P3"><text:span text:style-name="T16">Depending on whether the entered age is above or below 21, a<text:line-break/>different message is displayed by the </text:span><text:span text:style-name="Source_20_Text"><text:span text:style-name="T10">ageist.php</text:span></text:span><text:span text:style-name="T16"> script:</text:span></text:p>
      <text:p text:style-name="P3"><text:span text:style-name="Source_20_Text"><text:span text:style-name="T9"><text:line-break/><text:line-break/>&lt;html&gt;<text:line-break/><text:line-break/>&lt;head&gt;&lt;/head&gt;<text:line-break/>&lt;body&gt;</text:span></text:span></text:p>
      <text:p text:style-name="P1"><text:span text:style-name="Source_20_Text"><text:span text:style-name="T12">&lt;?php<text:line-break/><text:line-break/>// retrieve form data<text:line-break/><text:line-break/>$age = $_POST['age'];<text:line-break/><text:line-break/>// check entered value and branch</text:span></text:span></text:p>
      <text:p text:style-name="P1"><text:span text:style-name="Source_20_Text"><text:span text:style-name="T12">if ($age &gt;= 21) {<text:line-break/><text:line-break/>     echo 'Come on in, we have alcohol and music awaiting you!';<text:line-break/><text:line-break/>}<text:line-break/><text:line-break/></text:span></text:span><text:soft-page-break/><text:span text:style-name="Source_20_Text"><text:span text:style-name="T12">if ($age &lt; 21) {<text:line-break/><text:line-break/>     echo "You're too young for this club, come back when you're a little older";</text:span></text:span></text:p>
      <text:p text:style-name="P1"><text:span text:style-name="Source_20_Text"><text:span text:style-name="T13">}<text:line-break/><text:line-break/></text:span></text:span><text:span text:style-name="Source_20_Text"><text:span text:style-name="T12">?&gt;</text:span></text:span></text:p>
      <text:p text:style-name="P3"><text:span text:style-name="Source_20_Text"><text:span text:style-name="T10">&lt;/body&gt;<text:line-break/><text:line-break/>&lt;/html&gt;<text:line-break/></text:span></text:span></text:p>
      <text:p text:style-name="P7"><text:bookmark text:name="Heading7"/></text:p>
      <text:h text:style-name="P13" text:outline-level="2">If Not This, Then What?</text:h>
      <text:p text:style-name="P3"><text:span text:style-name="T16">In addition to the </text:span><text:span text:style-name="Source_20_Text"><text:span text:style-name="T10">if()</text:span></text:span><text:span text:style-name="T16"> statement, PHP also offers the </text:span><text:span text:style-name="Source_20_Text"><text:span text:style-name="T31">if-else</text:span></text:span></text:p>
      <text:p text:style-name="P3"><text:span text:style-name="T16">construct, used to define a block of code that gets executed when the<text:line-break/>conditional expression in the </text:span><text:span text:style-name="Source_20_Text"><text:span text:style-name="T10">if()</text:span></text:span><text:span text:style-name="T16"> statement evaluates as false.</text:span></text:p>
      <text:p text:style-name="P3"><text:span text:style-name="T16">The </text:span><text:span text:style-name="Source_20_Text"><text:span text:style-name="T10">if-else</text:span></text:span><text:span text:style-name="T16"> construct looks like this:</text:span></text:p>
      <text:p text:style-name="P3"><text:span text:style-name="Source_20_Text"><text:span text:style-name="T9"><text:line-break/><text:line-break/></text:span></text:span><text:span text:style-name="Source_20_Text"><text:span text:style-name="T30">if (condition) {<text:line-break/><text:line-break/>    do this!<text:line-break/><text:line-break/>    }<text:line-break/></text:span></text:span><text:soft-page-break/><text:span text:style-name="Source_20_Text"><text:span text:style-name="T30"><text:line-break/>else {</text:span></text:span></text:p>
      <text:p text:style-name="P3"><text:span text:style-name="Source_20_Text"><text:span text:style-name="T39">    </text:span></text:span><text:span text:style-name="Source_20_Text"><text:span text:style-name="T31">do this!<text:line-break/><text:line-break/>}</text:span></text:span><text:span text:style-name="Source_20_Text"><text:span text:style-name="T10"><text:line-break/></text:span></text:span></text:p>
      <text:p text:style-name="P3"><text:span text:style-name="T16">This construct can be used to great effect in the last example: we<text:line-break/>can combine the two separate </text:span><text:span text:style-name="Source_20_Text"><text:span text:style-name="T10">if()</text:span></text:span><text:span text:style-name="T16">statements into a single<text:line-break/></text:span><text:span text:style-name="Source_20_Text"><text:span text:style-name="T10">if-else</text:span></text:span><text:span text:style-name="T16"> statement.</text:span></text:p>
      <text:p text:style-name="P3"><text:span text:style-name="Source_20_Text"><text:span text:style-name="T9"><text:line-break/><text:line-break/>&lt;html&gt;</text:span></text:span></text:p>
      <text:p text:style-name="P1"><text:span text:style-name="Source_20_Text"><text:span text:style-name="T13">&lt;head&gt;&lt;/head&gt;<text:line-break/>&lt;body&gt;</text:span></text:span></text:p>
      <text:p text:style-name="P1"><text:span text:style-name="Source_20_Text"><text:span text:style-name="T12">&lt;?php<text:line-break/><text:line-break/>// retrieve form data<text:line-break/><text:line-break/>$age = $_POST['age'];<text:line-break/><text:line-break/>// check entered value and branch<text:line-break/><text:line-break/>if ($age &gt;= 21) {</text:span></text:span></text:p>
      <text:p text:style-name="P1"><text:span text:style-name="Source_20_Text"><text:span text:style-name="T20">    </text:span></text:span><text:span text:style-name="Source_20_Text"><text:span text:style-name="T13">echo </text:span></text:span><text:span text:style-name="Source_20_Text"><text:span text:style-name="T12">'Come on in, we have alcohol and music awaiting you!';<text:line-break/></text:span></text:span><text:soft-page-break/><text:span text:style-name="Source_20_Text"><text:span text:style-name="T12"><text:line-break/>    }<text:line-break/><text:line-break/>else {<text:line-break/><text:line-break/>    echo "You're too young for this club, come back when you're a little older";<text:line-break/><text:line-break/>}<text:line-break/><text:line-break/>?&gt;</text:span></text:span></text:p>
      <text:p text:style-name="P1"><text:span text:style-name="Source_20_Text"><text:span text:style-name="T13">&lt;/body&gt;<text:line-break/><text:line-break/>&lt;/html&gt;</text:span></text:span></text:p>
      <text:p text:style-name="P3"><text:span text:style-name="Source_20_Text"><text:span text:style-name="T58"/></text:span></text:p>
      <text:p text:style-name="P7"><text:bookmark text:name="Heading8"/></text:p>
      <text:h text:style-name="P13" text:outline-level="2">Spreading Confusion</text:h>
      <text:p text:style-name="P3"><text:span text:style-name="T16">If the thought of confusing people who read your code makes you feel<text:line-break/>warm and tingly, you’re going to love the ternary operator, represented<text:line-break/>by a question mark (?). This operator, which lets you make your<text:line-break/>conditional statements almost unintelligible, provides shortcut syntax for creating<text:line-break/>a single-statement </text:span><text:span text:style-name="Source_20_Text"><text:span text:style-name="T10">if-else</text:span></text:span><text:span text:style-name="T16"> block. So, while you could do this:</text:span></text:p>
      <text:p text:style-name="P3"><text:span text:style-name="Source_20_Text"><text:span text:style-name="T9"><text:line-break/><text:line-break/>&lt;?php</text:span></text:span></text:p>
      <text:p text:style-name="P1"><text:span text:style-name="Source_20_Text"><text:span text:style-name="T12">if ($numTries &gt; 10) {</text:span></text:span></text:p>
      <text:p text:style-name="P1"><text:soft-page-break/><text:span text:style-name="Source_20_Text"><text:span text:style-name="T20">     </text:span></text:span><text:span text:style-name="Source_20_Text"><text:span text:style-name="T12">$msg = 'Blocking your account...';<text:line-break/><text:line-break/>    }<text:line-break/><text:line-break/>else {<text:line-break/><text:line-break/>    $msg = 'Welcome!';<text:line-break/><text:line-break/>}</text:span></text:span></text:p>
      <text:p text:style-name="P3"><text:span text:style-name="Source_20_Text"><text:span text:style-name="T9">?&gt;<text:line-break/><text:line-break/></text:span></text:span></text:p>
      <text:p text:style-name="P6">You could also do this, which is equivalent (and a lot more fun):</text:p>
      <text:p text:style-name="P3"><text:span text:style-name="Source_20_Text"><text:span text:style-name="T9"><text:line-break/><text:line-break/>&lt;?php</text:span></text:span></text:p>
      <text:p text:style-name="P3"><text:span text:style-name="Source_20_Text"><text:span text:style-name="T30">? : </text:span></text:span><text:span text:style-name="Source_20_Text"><text:span text:style-name="T32">運算符:</text:span></text:span></text:p>
      <text:p text:style-name="P1"><text:span text:style-name="Source_20_Text"><text:span text:style-name="T35">$msg </text:span></text:span><text:span text:style-name="Source_20_Text"><text:span text:style-name="T33">= $numTries &gt; 10 ? 'Blocking your account...' : 'Welcome!';</text:span></text:span></text:p>
      <text:p text:style-name="P3"><text:span text:style-name="Source_20_Text"><text:span text:style-name="T9">?&gt;<text:line-break/><text:line-break/></text:span></text:span></text:p>
      <text:p text:style-name="P6">PHP also lets you “nest” conditional statements inside each other.<text:line-break/>For example, this is perfectly valid PHP code:</text:p>
      <text:p text:style-name="P3"><text:span text:style-name="Source_20_Text"><text:span text:style-name="T9"><text:line-break/><text:line-break/></text:span></text:span><text:soft-page-break/><text:span text:style-name="Source_20_Text"><text:span text:style-name="T9">&lt;?php</text:span></text:span></text:p>
      <text:p text:style-name="P1"><text:span text:style-name="Source_20_Text"><text:span text:style-name="T12">if ($day == 'Thursday') {</text:span></text:span></text:p>
      <text:p text:style-name="P1"><text:span text:style-name="Source_20_Text"><text:span text:style-name="T20">    </text:span></text:span><text:span text:style-name="Source_20_Text"><text:span text:style-name="T13">if (</text:span></text:span><text:span text:style-name="Source_20_Text"><text:span text:style-name="T12">$time == '0800') {<text:line-break/><text:line-break/>        if ($country == 'UK') {<text:line-break/><text:line-break/>            $meal = 'bacon and eggs';<text:line-break/><text:line-break/>        }<text:line-break/><text:line-break/>    }<text:line-break/><text:line-break/>}</text:span></text:span></text:p>
      <text:p text:style-name="P3"><text:span text:style-name="Source_20_Text"><text:span text:style-name="T9">?&gt;<text:line-break/><text:line-break/></text:span></text:span></text:p>
      <text:p text:style-name="P6">Another, more elegant way to write the above is with a series of<text:line-break/>logical operators:</text:p>
      <text:p text:style-name="P3"><text:span text:style-name="Source_20_Text"><text:span text:style-name="T9"><text:line-break/><text:line-break/>&lt;?php</text:span></text:span></text:p>
      <text:p text:style-name="P1"><text:span text:style-name="Source_20_Text"><text:span text:style-name="T12">if ($day == 'Thursday' &amp;&amp; $time == '0800' &amp;&amp; $country == 'UK') {</text:span></text:span></text:p>
      <text:p text:style-name="P1"><text:span text:style-name="Source_20_Text"><text:span text:style-name="T20">    </text:span></text:span><text:span text:style-name="Source_20_Text"><text:span text:style-name="T12">$meal = 'bacon and eggs';<text:line-break/><text:line-break/>}</text:span></text:span></text:p>
      <text:p text:style-name="P3"><text:span text:style-name="Source_20_Text"><text:span text:style-name="T9">?&gt;<text:line-break/></text:span></text:span><text:soft-page-break/><text:span text:style-name="Source_20_Text"><text:span text:style-name="T9"><text:line-break/></text:span></text:span></text:p>
      <text:p text:style-name="P7"><text:bookmark text:name="Heading9"/></text:p>
      <text:h text:style-name="P13" text:outline-level="2">The Daily Special</text:h>
      <text:p text:style-name="P3"><text:span text:style-name="T16">PHP also provides you with a way of handling multiple possibilities:<text:line-break/>the </text:span><text:span text:style-name="Source_20_Text"><text:span text:style-name="T10">if-elseif-else</text:span></text:span><text:span text:style-name="T16"> construct. A typical </text:span><text:span text:style-name="Source_20_Text"><text:span text:style-name="T10">if-elseif-else</text:span></text:span><text:span text:style-name="T16"> statement<text:line-break/>block would look like this:</text:span></text:p>
      <text:p text:style-name="P1"><text:span text:style-name="Source_20_Text"><text:span text:style-name="T13">if (first condition is true) {<text:line-break/><text:line-break/>    do this!<text:line-break/><text:line-break/>    }<text:line-break/><text:line-break/>elseif (second condition is true) {<text:line-break/><text:line-break/>    do this!<text:line-break/><text:line-break/>    }<text:line-break/><text:line-break/>elseif (third condition is true) {<text:line-break/><text:line-break/>    do this!<text:line-break/><text:line-break/></text:span></text:span><text:soft-page-break/><text:span text:style-name="Source_20_Text"><text:span text:style-name="T13">    }<text:line-break/><text:line-break/>  ... and so on ...<text:line-break/><text:line-break/>else {<text:line-break/><text:line-break/>     do this!<text:line-break/><text:line-break/>}</text:span></text:span></text:p>
      <text:p text:style-name="P3"><text:span text:style-name="Source_20_Text"><text:span text:style-name="T58"/></text:span></text:p>
      <text:p text:style-name="P6">And here’s an example that demonstrates how to use it:</text:p>
      <text:p text:style-name="P1"><text:span text:style-name="Source_20_Text"><text:span text:style-name="T13">&lt;html&gt;<text:line-break/><text:line-break/>&lt;head&gt;&lt;/head&gt;<text:line-break/>&lt;body&gt;<text:line-break/><text:line-break/>&lt;h2&gt;Today's Special&lt;/h2&gt;</text:span></text:span></text:p>
      <text:p text:style-name="P1"><text:span text:style-name="Source_20_Text"><text:span text:style-name="T13">&lt;p&gt;<text:line-break/><text:line-break/>&lt;form method="get" action="cooking.php"&gt;<text:line-break/><text:line-break/>&lt;select name="day"&gt;<text:line-break/></text:span></text:span><text:soft-page-break/><text:span text:style-name="Source_20_Text"><text:span text:style-name="T13"><text:line-break/>&lt;option value="1"&gt;Monday/Wednesday<text:line-break/><text:line-break/>&lt;option value="2"&gt;Tuesday/Thursday<text:line-break/><text:line-break/>&lt;option value="3"&gt;Friday/Sunday<text:line-break/><text:line-break/>&lt;option value="4"&gt;Saturday<text:line-break/><text:line-break/>&lt;/select&gt;<text:line-break/><text:line-break/>&lt;input type="submit" value="Send"&gt;</text:span></text:span></text:p>
      <text:p text:style-name="P3"><text:span text:style-name="Source_20_Text"><text:span text:style-name="T10">&lt;/form&gt;<text:line-break/><text:line-break/>&lt;/body&gt;<text:line-break/><text:line-break/>&lt;/html&gt;<text:line-break/></text:span></text:span></text:p>
      <text:p text:style-name="P3"><text:span text:style-name="T16">As you can see, this is simply a form which allows you to pick a day<text:line-break/>of the week. The real work is done by the PHP script </text:span><text:span text:style-name="Source_20_Text"><text:span text:style-name="T10">cooking.php</text:span></text:span><text:span text:style-name="T16">:</text:span></text:p>
      <text:p text:style-name="P1"><text:span text:style-name="Source_20_Text"><text:span text:style-name="T13">&lt;html&gt;<text:line-break/><text:line-break/></text:span></text:span><text:soft-page-break/><text:span text:style-name="Source_20_Text"><text:span text:style-name="T13">&lt;head&gt;&lt;/head&gt;<text:line-break/>&lt;body&gt;</text:span></text:span></text:p>
      <text:p text:style-name="P1"><text:span text:style-name="Source_20_Text"><text:span text:style-name="T12">&lt;?php<text:line-break/><text:line-break/>// get form selection<text:line-break/><text:line-break/>$day = $_GET['day'];<text:line-break/><text:line-break/>// check value and select appropriate item<text:line-break/><text:line-break/>if ($day == 1) {</text:span></text:span></text:p>
      <text:p text:style-name="P1"><text:span text:style-name="Source_20_Text"><text:span text:style-name="T20">    </text:span></text:span><text:span text:style-name="Source_20_Text"><text:span text:style-name="T12">$special = 'Chicken in oyster sauce';<text:line-break/><text:line-break/>    }<text:line-break/><text:line-break/>elseif ($day == 2) {<text:line-break/><text:line-break/>    $special = 'French onion soup';<text:line-break/><text:line-break/>    }<text:line-break/><text:line-break/>elseif ($day == 3) {</text:span></text:span></text:p>
      <text:p text:style-name="P1"><text:span text:style-name="Source_20_Text"><text:span text:style-name="T20">    </text:span></text:span><text:span text:style-name="Source_20_Text"><text:span text:style-name="T12">$special = 'Pork chops with mashed potatoes and green salad';<text:line-break/><text:line-break/>    }<text:line-break/><text:line-break/></text:span></text:span><text:soft-page-break/><text:span text:style-name="Source_20_Text"><text:span text:style-name="T12">else {<text:line-break/><text:line-break/>    $special = 'Fish and chips';<text:line-break/><text:line-break/>}<text:line-break/><text:line-break/>?&gt;</text:span></text:span></text:p>
      <text:p text:style-name="P1"><text:span text:style-name="Source_20_Text"><text:span text:style-name="T13">&lt;h2&gt;Today's special is:&lt;/h2&gt;</text:span></text:span></text:p>
      <text:p text:style-name="P3"><text:span text:style-name="Source_20_Text"><text:span text:style-name="T9">&lt;?php echo $special; ?&gt;<text:line-break/><text:line-break/></text:span></text:span><text:span text:style-name="Source_20_Text"><text:span text:style-name="T10">&lt;/body&gt;<text:line-break/><text:line-break/>&lt;/html&gt;<text:line-break/></text:span></text:span></text:p>
      <text:p text:style-name="P3"><text:span text:style-name="T16">In this case, I’ve used the </text:span><text:span text:style-name="Source_20_Text"><text:span text:style-name="T10">if-elseif-else</text:span></text:span><text:span text:style-name="T16"> control structure to<text:line-break/>assign a different menu special to each combination of days. Note that<text:line-break/>as soon as one of the </text:span><text:span text:style-name="Source_20_Text"><text:span text:style-name="T10">if()</text:span></text:span><text:span text:style-name="T16"> branches within the block is found to be<text:line-break/>true, PHP will execute the corresponding code, skip the remaining </text:span><text:span text:style-name="Source_20_Text"><text:span text:style-name="T10">if()</text:span></text:span></text:p>
      <text:p text:style-name="P3"><text:span text:style-name="T16">statements in the block, and jump immediately to the lines following<text:line-break/>the entire </text:span><text:span text:style-name="Source_20_Text"><text:span text:style-name="T10">if-elseif-else</text:span></text:span><text:span text:style-name="T16"> block.</text:span></text:p>
      <text:p text:style-name="P1"><text:span text:style-name="T16">And that’s it for now. To view more examples of conditional<text:line-break/>statements in action, visit<text:line-break/></text:span><text:a xlink:type="simple" xlink:href="http://www.php.net/manual/en/language.control-structures.php" office:target-frame-name="blank" xlink:show="replace"><text:span text:style-name="T18">http://www.php.net/manual/en/language.control-structures.php</text:span></text:a><text:span text:style-name="T16">. In<text:line-break/></text:span><text:a xlink:type="simple" xlink:href="https://devzone.zend.com/7/"><text:span text:style-name="T18">Part Three</text:span></text:a><text:span text:style-name="T16">, I’ll be bringing you more control<text:line-break/></text:span><text:soft-page-break/><text:span text:style-name="T16">structures, more operators and more strange and wacky scripts – so make sure<text:line-break/>you don’t miss it!</text:span></text:p>
      <text:p text:style-name="P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Lucida Console', monospace"/>
    <style:font-face style:name="Open Sans" svg:font-family="'Open Sans', Arial, 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8-20T01:27:09.633220285</dc:date>
    <meta:editing-duration>PT12M1S</meta:editing-duration>
    <meta:editing-cycles>14</meta:editing-cycles>
    <meta:document-statistic meta:table-count="0" meta:image-count="0" meta:object-count="0" meta:page-count="24" meta:paragraph-count="124" meta:word-count="2144" meta:character-count="12993" meta:non-whitespace-character-count="10639"/>
  </office:meta>
</office:document-meta>
</file>